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list-style-name="">
      <style:paragraph-properties fo:margin-top="0cm" fo:margin-bottom="0cm" loext:contextual-spacing="false" fo:line-height="150%" fo:text-align="center" style:justify-single-word="false"/>
      <style:text-properties style:font-name="Times New Roman1" fo:font-size="12pt" fo:font-weight="bold" officeooo:paragraph-rsid="00038234" style:font-size-asian="12pt" style:font-weight-asian="bold" style:font-size-complex="12pt" style:font-weight-complex="bold"/>
    </style:style>
    <style:style style:name="P4" style:family="paragraph" style:parent-style-name="Standard" style:list-style-name="" style:master-page-name="Halaman_20_BAB">
      <style:paragraph-properties fo:margin-top="0cm" fo:margin-bottom="0cm" loext:contextual-spacing="false" fo:line-height="150%" fo:text-align="center" style:justify-single-word="false" style:page-number="1"/>
      <style:text-properties style:font-name="Times New Roman1" fo:font-size="12pt" fo:font-weight="bold" officeooo:paragraph-rsid="00038234" style:font-size-asian="12pt" style:font-weight-asian="bold" style:font-size-complex="12pt" style:font-weight-complex="bold"/>
    </style:style>
    <style:style style:name="P5" style:family="paragraph" style:parent-style-name="sub_20_judul_20_A.">
      <style:text-properties style:font-name="Times New Roman1" fo:font-size="12pt" style:font-size-asian="12pt" style:font-size-complex="12pt"/>
    </style:style>
    <style:style style:name="P6" style:family="paragraph" style:parent-style-name="sub_20_judul_20_A.">
      <style:text-properties style:font-name="Times New Roman1" fo:font-size="12pt" officeooo:paragraph-rsid="00038234" style:font-size-asian="12pt" style:font-size-complex="12pt"/>
    </style:style>
    <style:style style:name="P7" style:family="paragraph" style:parent-style-name="sub_20_judul_20_A.">
      <style:text-properties style:font-name="Times New Roman1" fo:font-size="12pt" officeooo:paragraph-rsid="003b9bf7" style:font-size-asian="12pt" style:font-size-complex="12pt"/>
    </style:style>
    <style:style style:name="P8" style:family="paragraph" style:parent-style-name="sub_20_judul_20_A.">
      <style:text-properties style:font-name="Times New Roman1" fo:font-size="12pt" officeooo:paragraph-rsid="003a1974" style:font-size-asian="12pt" style:font-size-complex="12pt"/>
    </style:style>
    <style:style style:name="P9" style:family="paragraph" style:parent-style-name="sub_20_judul_20_A." style:list-style-name="WWNum12" style:master-page-name="">
      <loext:graphic-properties draw:fill="none"/>
      <style:paragraph-properties fo:margin-left="1.3cm" fo:margin-right="0cm" fo:line-height="150%" fo:text-align="start" style:justify-single-word="false" fo:text-indent="-0.801cm" style:auto-text-indent="false" style:page-number="auto" fo:background-color="transparent">
        <style:tab-stops/>
      </style:paragraph-properties>
      <style:text-properties style:font-name="Times New Roman1" fo:font-size="12pt" fo:font-weight="bold" officeooo:rsid="0021a9c4" officeooo:paragraph-rsid="0021a9c4" style:font-size-asian="12pt" style:font-weight-asian="bold" style:font-size-complex="12pt" style:font-weight-complex="bold"/>
    </style:style>
    <style:style style:name="P10" style:family="paragraph" style:parent-style-name="sub_20_judul_20_A." style:list-style-name="WWNum12" style:master-page-name="">
      <loext:graphic-properties draw:fill="none"/>
      <style:paragraph-properties fo:margin-left="1.3cm" fo:margin-right="0cm" fo:line-height="150%" fo:text-align="justify" style:justify-single-word="false" fo:text-indent="-0.801cm" style:auto-text-indent="false" style:page-number="auto" fo:background-color="transparent"/>
      <style:text-properties style:font-name="Times New Roman1" fo:font-size="12pt" style:font-size-asian="12pt" style:font-size-complex="12pt"/>
    </style:style>
    <style:style style:name="P11" style:family="paragraph" style:parent-style-name="sub_20_judul_20_isi_20_A">
      <style:paragraph-properties>
        <style:tab-stops>
          <style:tab-stop style:position="0.9cm"/>
        </style:tab-stops>
      </style:paragraph-properties>
      <style:text-properties style:font-name="Times New Roman1" fo:font-size="12pt" style:font-size-asian="12pt" style:font-size-complex="12pt"/>
    </style:style>
    <style:style style:name="P12" style:family="paragraph" style:parent-style-name="sub_20_judul_20_isi_20_A">
      <style:paragraph-properties>
        <style:tab-stops>
          <style:tab-stop style:position="0.9cm"/>
        </style:tab-stops>
      </style:paragraph-properties>
      <style:text-properties style:font-name="Times New Roman1" fo:font-size="12pt" officeooo:paragraph-rsid="003b9bf7" style:font-size-asian="12pt" style:font-size-complex="12pt"/>
    </style:style>
    <style:style style:name="P13" style:family="paragraph" style:parent-style-name="sub_20_judul_20_isi_20_A">
      <style:paragraph-properties>
        <style:tab-stops>
          <style:tab-stop style:position="0.9cm"/>
        </style:tab-stops>
      </style:paragraph-properties>
      <style:text-properties style:font-name="Times New Roman1" fo:font-size="12pt" officeooo:paragraph-rsid="003c6e98" style:font-size-asian="12pt" style:font-size-complex="12pt"/>
    </style:style>
    <style:style style:name="P14" style:family="paragraph" style:parent-style-name="sub_20_judul_20_isi_20_A">
      <style:paragraph-properties>
        <style:tab-stops>
          <style:tab-stop style:position="0.9cm"/>
        </style:tab-stops>
      </style:paragraph-properties>
      <style:text-properties style:font-name="Times New Roman1" fo:font-size="12pt" officeooo:paragraph-rsid="003e20fd" style:font-size-asian="12pt" style:font-size-complex="12pt"/>
    </style:style>
    <style:style style:name="P15" style:family="paragraph" style:parent-style-name="sub_20_judul_20_isi_20_A">
      <style:paragraph-properties>
        <style:tab-stops/>
      </style:paragraph-properties>
      <style:text-properties style:font-name="Times New Roman1" fo:font-size="12pt" officeooo:paragraph-rsid="004a12ef" style:font-size-asian="12pt" style:font-size-complex="12pt"/>
    </style:style>
    <style:style style:name="P16" style:family="paragraph" style:parent-style-name="sub_20_judul_20_isi_20_A">
      <style:paragraph-properties>
        <style:tab-stops>
          <style:tab-stop style:position="1.005cm"/>
        </style:tab-stops>
      </style:paragraph-properties>
      <style:text-properties style:font-name="Times New Roman1" fo:font-size="12pt" style:font-size-asian="12pt" style:font-size-complex="12pt"/>
    </style:style>
    <style:style style:name="P17" style:family="paragraph" style:parent-style-name="sub_20_judul_20_isi_20_A">
      <style:paragraph-properties>
        <style:tab-stops>
          <style:tab-stop style:position="0.688cm"/>
          <style:tab-stop style:position="1.482cm"/>
        </style:tab-stops>
      </style:paragraph-properties>
      <style:text-properties style:font-name="Times New Roman1" fo:font-size="12pt" style:font-size-asian="12pt" style:font-size-complex="12pt"/>
    </style:style>
    <style:style style:name="P18"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fo:font-style="normal" officeooo:paragraph-rsid="0028080f" style:font-size-asian="12pt" style:font-style-asian="normal" style:font-size-complex="12pt" style:font-style-complex="normal"/>
    </style:style>
    <style:style style:name="P19"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officeooo:paragraph-rsid="00353523" style:font-size-asian="12pt" style:font-size-complex="12pt"/>
    </style:style>
    <style:style style:name="P20" style:family="paragraph" style:parent-style-name="sub_20_judul_20_isi_20_A" style:list-style-name="WWNum9" style:master-page-name="">
      <loext:graphic-properties draw:fill="none"/>
      <style:paragraph-properties fo:margin-left="2.101cm" fo:margin-right="0cm" fo:line-height="150%" fo:text-align="justify" style:justify-single-word="false" fo:text-indent="-0.6cm" style:auto-text-indent="false" style:page-number="auto" fo:background-color="transparent">
        <style:tab-stops/>
      </style:paragraph-properties>
      <style:text-properties style:font-name="Times New Roman1" fo:font-size="12pt" officeooo:rsid="0028080f" officeooo:paragraph-rsid="0028080f" style:font-size-asian="12pt" style:font-size-complex="12pt"/>
    </style:style>
    <style:style style:name="P21" style:family="paragraph" style:parent-style-name="sub_20_judul_20_isi_20_A" style:list-style-name="WWNum10">
      <loext:graphic-properties draw:fill="none"/>
      <style:paragraph-properties fo:margin-left="2.101cm" fo:margin-right="0cm" fo:line-height="150%" fo:text-align="justify" style:justify-single-word="false" fo:text-indent="-0.499cm" style:auto-text-indent="false" fo:background-color="transparent">
        <style:tab-stops/>
      </style:paragraph-properties>
    </style:style>
    <style:style style:name="P22" style:family="paragraph" style:parent-style-name="sub_20_judul_20_isi_20_A" style:list-style-name="WWNum10">
      <loext:graphic-properties draw:fill="none"/>
      <style:paragraph-properties fo:margin-left="2.101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3" style:family="paragraph" style:parent-style-name="sub_20_judul_20_isi_20_A" style:list-style-name="WWNum11">
      <loext:graphic-properties draw:fill="none"/>
      <style:paragraph-properties fo:margin-left="2.101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4" style:family="paragraph" style:parent-style-name="sub_20_judul_20_isi_20_A" style:list-style-name="WWNum10" style:master-page-name="">
      <loext:graphic-properties draw:fill="none"/>
      <style:paragraph-properties fo:margin-left="2.101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5" style:family="paragraph" style:parent-style-name="sub_20_judul_20_isi_20_A" style:list-style-name="WWNum11" style:master-page-name="">
      <loext:graphic-properties draw:fill="none"/>
      <style:paragraph-properties fo:margin-left="2.101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26" style:family="paragraph" style:parent-style-name="sub_20_judul_20_isi_20_A" style:list-style-name="WWNum13">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7" style:family="paragraph" style:parent-style-name="sub_20_judul_20_isi_20_A" style:list-style-name="WWNum14">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style:font-size-asian="12pt" style:font-size-complex="12pt"/>
    </style:style>
    <style:style style:name="P28" style:family="paragraph" style:parent-style-name="sub_20_judul_20_isi_20_A" style:list-style-name="WWNum14">
      <loext:graphic-properties draw:fill="none"/>
      <style:paragraph-properties fo:margin-left="2.799cm" fo:margin-right="0cm" fo:line-height="150%" fo:text-align="justify" style:justify-single-word="false" fo:text-indent="-0.499cm" style:auto-text-indent="false" fo:background-color="transparent">
        <style:tab-stops/>
      </style:paragraph-properties>
      <style:text-properties style:font-name="Times New Roman1" fo:font-size="12pt" officeooo:paragraph-rsid="0022a9c0" style:font-size-asian="12pt" style:font-size-complex="12pt"/>
    </style:style>
    <style:style style:name="P29" style:family="paragraph" style:parent-style-name="sub_20_judul_20_isi_20_A" style:list-style-name="WWNum13" style:master-page-name="">
      <loext:graphic-properties draw:fill="none"/>
      <style:paragraph-properties fo:margin-left="2.799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30" style:family="paragraph" style:parent-style-name="sub_20_judul_20_isi_20_A" style:list-style-name="WWNum14" style:master-page-name="">
      <loext:graphic-properties draw:fill="none"/>
      <style:paragraph-properties fo:margin-left="2.799cm" fo:margin-right="0cm" fo:line-height="150%" fo:text-align="justify" style:justify-single-word="false" fo:text-indent="-0.499cm" style:auto-text-indent="false" style:page-number="auto" fo:background-color="transparent">
        <style:tab-stops/>
      </style:paragraph-properties>
      <style:text-properties style:font-name="Times New Roman1" fo:font-size="12pt" style:font-size-asian="12pt" style:font-size-complex="12pt"/>
    </style:style>
    <style:style style:name="P31" style:family="paragraph" style:parent-style-name="sub_20_judul_20_isi_20_A"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paragraph-properties>
      <style:text-properties style:font-name="Times New Roman1" fo:font-size="12pt" style:font-size-asian="12pt" style:font-size-complex="12pt"/>
    </style:style>
    <style:style style:name="P32" style:family="paragraph" style:parent-style-name="sub_20_judul_20_isi_20_A" style:master-page-name="">
      <loext:graphic-properties draw:fill="none"/>
      <style:paragraph-properties fo:margin-left="1.3cm" fo:margin-right="0cm" fo:line-height="150%" fo:text-align="justify" style:justify-single-word="false" fo:text-indent="0cm" style:auto-text-indent="false" style:page-number="auto" fo:background-color="transparent">
        <style:tab-stops/>
      </style:paragraph-properties>
      <style:text-properties style:font-name="Times New Roman1" fo:font-size="12pt" style:font-size-asian="12pt" style:font-size-complex="12pt"/>
    </style:style>
    <style:style style:name="P33"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tab-stop style:position="0.794cm"/>
        </style:tab-stops>
      </style:paragraph-properties>
      <style:text-properties style:font-name="Times New Roman1" fo:font-size="12pt" style:font-size-asian="12pt" style:font-size-complex="12pt"/>
    </style:style>
    <style:style style:name="P34"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tab-stop style:position="0.82cm"/>
        </style:tab-stops>
      </style:paragraph-properties>
      <style:text-properties style:font-name="Times New Roman1" fo:font-size="12pt" style:font-size-asian="12pt" style:font-size-complex="12pt"/>
    </style:style>
    <style:style style:name="P35" style:family="paragraph" style:parent-style-name="sub_20_judul_20_isi_20_A">
      <loext:graphic-properties draw:fill="none"/>
      <style:paragraph-properties fo:margin-left="1.199cm" fo:margin-right="0cm" fo:line-height="150%" fo:text-align="justify" style:justify-single-word="false" fo:text-indent="0cm" style:auto-text-indent="false" fo:background-color="transparent">
        <style:tab-stops/>
      </style:paragraph-properties>
      <style:text-properties style:font-name="Times New Roman1" fo:font-size="12pt" fo:font-weight="bold" style:font-size-asian="12pt" style:font-weight-asian="bold" style:font-size-complex="12pt" style:font-weight-complex="bold"/>
    </style:style>
    <style:style style:name="P36" style:family="paragraph" style:parent-style-name="sub_20_judul_20_isi_20_A" style:master-page-name="">
      <loext:graphic-properties draw:fill="none"/>
      <style:paragraph-properties fo:margin-left="1.199cm" fo:margin-right="0cm" fo:line-height="150%" fo:text-align="justify" style:justify-single-word="false" fo:text-indent="0cm" style:auto-text-indent="false" style:page-number="auto" fo:background-color="transparent">
        <style:tab-stops/>
      </style:paragraph-properties>
      <style:text-properties style:font-name="Times New Roman1" fo:font-size="12pt" fo:font-weight="bold" style:font-size-asian="12pt" style:font-weight-asian="bold" style:font-size-complex="12pt" style:font-weight-complex="bold"/>
    </style:style>
    <style:style style:name="T1" style:family="text">
      <style:text-properties officeooo:rsid="00107efc"/>
    </style:style>
    <style:style style:name="T2" style:family="text">
      <style:text-properties style:font-name="Times New Roman1"/>
    </style:style>
    <style:style style:name="T3" style:family="text">
      <style:text-properties style:font-name="Times New Roman1" officeooo:rsid="0028080f"/>
    </style:style>
    <style:style style:name="T4" style:family="text">
      <style:text-properties style:font-name="Times New Roman1" fo:font-size="12pt" style:font-size-asian="12pt" style:font-size-complex="12pt"/>
    </style:style>
    <style:style style:name="T5" style:family="text">
      <style:text-properties style:font-name="Times New Roman1" fo:font-size="12pt" officeooo:rsid="0028080f" style:font-size-asian="12pt" style:font-size-complex="12pt"/>
    </style:style>
    <style:style style:name="T6" style:family="text">
      <style:text-properties officeooo:rsid="0020baa4"/>
    </style:style>
    <style:style style:name="T7" style:family="text">
      <style:text-properties fo:font-size="12pt" style:font-size-asian="12pt" style:font-name-complex="Times New Roman2" style:font-size-complex="12pt"/>
    </style:style>
    <style:style style:name="T8" style:family="text">
      <style:text-properties fo:font-size="12pt" officeooo:rsid="0028080f" style:font-size-asian="12pt" style:font-name-complex="Times New Roman2" style:font-size-complex="12pt"/>
    </style:style>
    <style:style style:name="T9" style:family="text">
      <style:text-properties fo:font-size="12pt" officeooo:rsid="00353523" style:font-size-asian="12pt" style:font-name-complex="Times New Roman2" style:font-size-complex="12pt"/>
    </style:style>
    <style:style style:name="T10" style:family="text">
      <style:text-properties fo:font-size="12pt" officeooo:rsid="004bae57" style:font-size-asian="12pt" style:font-name-complex="Times New Roman2" style:font-size-complex="12pt"/>
    </style:style>
    <style:style style:name="T11" style:family="text">
      <style:text-properties fo:font-size="12pt" style:font-size-asian="12pt" style:font-size-complex="12pt"/>
    </style:style>
    <style:style style:name="T12" style:family="text">
      <style:text-properties fo:font-size="12pt" officeooo:rsid="0028080f" style:font-size-asian="12pt" style:font-size-complex="12pt"/>
    </style:style>
    <style:style style:name="T13" style:family="text">
      <style:text-properties fo:font-size="12pt" fo:font-style="italic" style:font-size-asian="12pt" style:font-style-asian="italic" style:font-name-complex="Times New Roman2" style:font-size-complex="12pt"/>
    </style:style>
    <style:style style:name="T14" style:family="text">
      <style:text-properties fo:font-size="12pt" fo:font-style="italic" officeooo:rsid="0028080f" style:font-size-asian="12pt" style:font-style-asian="italic" style:font-name-complex="Times New Roman2" style:font-size-complex="12pt" style:font-style-complex="italic"/>
    </style:style>
    <style:style style:name="T15" style:family="text">
      <style:text-properties fo:font-size="12pt" fo:font-style="italic" officeooo:rsid="002fbcf1" style:font-size-asian="12pt" style:font-style-asian="italic" style:font-name-complex="Times New Roman2" style:font-size-complex="12pt" style:font-style-complex="italic"/>
    </style:style>
    <style:style style:name="T16" style:family="text">
      <style:text-properties fo:font-size="12pt" fo:font-style="italic" officeooo:rsid="00305dc6" style:font-size-asian="12pt" style:font-style-asian="italic" style:font-name-complex="Times New Roman2" style:font-size-complex="12pt" style:font-style-complex="italic"/>
    </style:style>
    <style:style style:name="T17" style:family="text">
      <style:text-properties fo:font-size="12pt" fo:font-style="italic" officeooo:rsid="004bae57" style:font-size-asian="12pt" style:font-style-asian="italic" style:font-name-complex="Times New Roman2" style:font-size-complex="12pt" style:font-style-complex="italic"/>
    </style:style>
    <style:style style:name="T18" style:family="text">
      <style:text-properties fo:font-size="12pt" fo:font-style="italic" officeooo:rsid="0028080f" style:font-size-asian="12pt" style:font-style-asian="italic" style:font-name-complex="Times New Roman2" style:font-size-complex="12pt"/>
    </style:style>
    <style:style style:name="T19" style:family="text">
      <style:text-properties fo:font-size="12pt" fo:font-style="normal" officeooo:rsid="0028080f" style:font-size-asian="12pt" style:font-style-asian="normal" style:font-name-complex="Times New Roman2" style:font-size-complex="12pt" style:font-style-complex="normal"/>
    </style:style>
    <style:style style:name="T20" style:family="text">
      <style:text-properties officeooo:rsid="0022a9c0"/>
    </style:style>
    <style:style style:name="T21" style:family="text">
      <style:text-properties fo:font-style="italic" style:font-style-asian="italic" style:font-name-complex="Times New Roman2"/>
    </style:style>
    <style:style style:name="T22" style:family="text">
      <style:text-properties fo:font-style="italic" style:font-style-asian="italic" style:font-name-complex="Times New Roman2" style:font-style-complex="italic"/>
    </style:style>
    <style:style style:name="T23" style:family="text">
      <style:text-properties fo:font-style="italic" officeooo:rsid="003bb5d8" style:font-style-asian="italic" style:font-name-complex="Times New Roman2" style:font-style-complex="italic"/>
    </style:style>
    <style:style style:name="T24" style:family="text">
      <style:text-properties fo:font-style="italic" officeooo:rsid="003be418" style:font-style-asian="italic" style:font-name-complex="Times New Roman2" style:font-style-complex="italic"/>
    </style:style>
    <style:style style:name="T25" style:family="text">
      <style:text-properties fo:font-style="italic" officeooo:rsid="003c6e98" style:font-style-asian="italic" style:font-name-complex="Times New Roman2" style:font-style-complex="italic"/>
    </style:style>
    <style:style style:name="T26" style:family="text">
      <style:text-properties fo:font-style="italic" officeooo:rsid="003db093" style:font-style-asian="italic" style:font-name-complex="Times New Roman2" style:font-style-complex="italic"/>
    </style:style>
    <style:style style:name="T27" style:family="text">
      <style:text-properties fo:font-style="italic" officeooo:rsid="003e20fd" style:font-style-asian="italic" style:font-name-complex="Times New Roman2" style:font-style-complex="italic"/>
    </style:style>
    <style:style style:name="T28" style:family="text">
      <style:text-properties fo:font-style="italic" officeooo:rsid="0041827f" style:font-style-asian="italic" style:font-name-complex="Times New Roman2" style:font-style-complex="italic"/>
    </style:style>
    <style:style style:name="T29" style:family="text">
      <style:text-properties fo:font-style="italic" officeooo:rsid="00493c9e" style:font-style-asian="italic" style:font-name-complex="Times New Roman2" style:font-style-complex="italic"/>
    </style:style>
    <style:style style:name="T30" style:family="text">
      <style:text-properties fo:font-style="italic" officeooo:rsid="0028080f" style:font-style-asian="italic" style:font-name-complex="Times New Roman2" style:font-style-complex="italic"/>
    </style:style>
    <style:style style:name="T31" style:family="text">
      <style:text-properties fo:font-style="italic" officeooo:rsid="002fbcf1" style:font-style-asian="italic" style:font-name-complex="Times New Roman2" style:font-style-complex="italic"/>
    </style:style>
    <style:style style:name="T32" style:family="text">
      <style:text-properties fo:font-style="italic" officeooo:rsid="00305dc6" style:font-style-asian="italic" style:font-name-complex="Times New Roman2" style:font-style-complex="italic"/>
    </style:style>
    <style:style style:name="T33" style:family="text">
      <style:text-properties fo:font-style="italic" officeooo:rsid="004bae57" style:font-style-asian="italic" style:font-name-complex="Times New Roman2" style:font-style-complex="italic"/>
    </style:style>
    <style:style style:name="T34" style:family="text">
      <style:text-properties fo:font-style="italic" style:font-style-asian="italic" style:font-style-complex="italic"/>
    </style:style>
    <style:style style:name="T35" style:family="text">
      <style:text-properties fo:font-style="italic" officeooo:rsid="0028080f" style:font-style-asian="italic" style:font-style-complex="italic"/>
    </style:style>
    <style:style style:name="T36" style:family="text">
      <style:text-properties fo:font-style="italic" officeooo:rsid="0029ce57" style:font-style-asian="italic" style:font-style-complex="italic"/>
    </style:style>
    <style:style style:name="T37" style:family="text">
      <style:text-properties fo:font-style="italic" officeooo:rsid="00305dc6" style:font-style-asian="italic" style:font-style-complex="italic"/>
    </style:style>
    <style:style style:name="T38" style:family="text">
      <style:text-properties fo:font-style="italic" officeooo:rsid="004bae57" style:font-style-asian="italic" style:font-style-complex="italic"/>
    </style:style>
    <style:style style:name="T39" style:family="text">
      <style:text-properties fo:font-style="italic" fo:font-weight="bold" officeooo:rsid="003db093" style:font-style-asian="italic" style:font-weight-asian="bold" style:font-name-complex="Times New Roman2" style:font-style-complex="italic" style:font-weight-complex="bold"/>
    </style:style>
    <style:style style:name="T40" style:family="text">
      <style:text-properties fo:font-style="normal" officeooo:rsid="003bb5d8" style:font-style-asian="normal" style:font-name-complex="Times New Roman2" style:font-style-complex="normal"/>
    </style:style>
    <style:style style:name="T41" style:family="text">
      <style:text-properties fo:font-style="normal" officeooo:rsid="003be418" style:font-style-asian="normal" style:font-name-complex="Times New Roman2" style:font-style-complex="normal"/>
    </style:style>
    <style:style style:name="T42" style:family="text">
      <style:text-properties fo:font-style="normal" officeooo:rsid="003c6e98" style:font-style-asian="normal" style:font-name-complex="Times New Roman2" style:font-style-complex="normal"/>
    </style:style>
    <style:style style:name="T43" style:family="text">
      <style:text-properties fo:font-style="normal" officeooo:rsid="003db093" style:font-style-asian="normal" style:font-name-complex="Times New Roman2" style:font-style-complex="normal"/>
    </style:style>
    <style:style style:name="T44" style:family="text">
      <style:text-properties fo:font-style="normal" officeooo:rsid="003e20fd" style:font-style-asian="normal" style:font-name-complex="Times New Roman2" style:font-style-complex="normal"/>
    </style:style>
    <style:style style:name="T45" style:family="text">
      <style:text-properties fo:font-style="normal" officeooo:rsid="0041827f" style:font-style-asian="normal" style:font-name-complex="Times New Roman2" style:font-style-complex="normal"/>
    </style:style>
    <style:style style:name="T46" style:family="text">
      <style:text-properties fo:font-style="normal" officeooo:rsid="00493c9e" style:font-style-asian="normal" style:font-name-complex="Times New Roman2" style:font-style-complex="normal"/>
    </style:style>
    <style:style style:name="T47" style:family="text">
      <style:text-properties fo:font-style="normal" officeooo:rsid="004a12ef" style:font-style-asian="normal" style:font-name-complex="Times New Roman2" style:font-style-complex="normal"/>
    </style:style>
    <style:style style:name="T48" style:family="text">
      <style:text-properties fo:font-style="normal" officeooo:rsid="0028080f" style:font-style-asian="normal" style:font-style-complex="normal"/>
    </style:style>
    <style:style style:name="T49" style:family="text">
      <style:text-properties fo:font-style="normal" officeooo:rsid="004bae57" style:font-style-asian="normal" style:font-style-complex="normal"/>
    </style:style>
    <style:style style:name="T50" style:family="text">
      <style:text-properties fo:font-style="normal" fo:font-weight="bold" officeooo:rsid="003db093" style:font-style-asian="normal" style:font-weight-asian="bold" style:font-name-complex="Times New Roman2" style:font-style-complex="normal" style:font-weight-complex="bold"/>
    </style:style>
    <style:style style:name="T51" style:family="text">
      <style:text-properties fo:font-style="normal" fo:font-weight="bold" officeooo:rsid="0041df12" style:font-style-asian="normal" style:font-weight-asian="bold" style:font-name-complex="Times New Roman2" style:font-style-complex="normal" style:font-weight-complex="bold"/>
    </style:style>
    <style:style style:name="T52" style:family="text">
      <style:text-properties style:font-name-complex="Times New Roman2"/>
    </style:style>
    <style:style style:name="T53" style:family="text">
      <style:text-properties officeooo:rsid="0038c3e1" style:font-name-complex="Times New Roman2"/>
    </style:style>
    <style:style style:name="T54" style:family="text">
      <style:text-properties officeooo:rsid="0039dd00" style:font-name-complex="Times New Roman2"/>
    </style:style>
    <style:style style:name="T55" style:family="text">
      <style:text-properties officeooo:rsid="003b9bf7" style:font-name-complex="Times New Roman2"/>
    </style:style>
    <style:style style:name="T56" style:family="text">
      <style:text-properties officeooo:rsid="003bb5d8" style:font-name-complex="Times New Roman2"/>
    </style:style>
    <style:style style:name="T57" style:family="text">
      <style:text-properties officeooo:rsid="0028080f" style:font-name-complex="Times New Roman2"/>
    </style:style>
    <style:style style:name="T58" style:family="text">
      <style:text-properties officeooo:rsid="00353523" style:font-name-complex="Times New Roman2"/>
    </style:style>
    <style:style style:name="T59" style:family="text">
      <style:text-properties officeooo:rsid="004bae57" style:font-name-complex="Times New Roman2"/>
    </style:style>
    <style:style style:name="T60" style:family="text">
      <style:text-properties officeooo:rsid="0028080f"/>
    </style:style>
    <style:style style:name="T61" style:family="text">
      <style:text-properties officeooo:rsid="0029ce57"/>
    </style:style>
    <style:style style:name="T62" style:family="text">
      <style:text-properties officeooo:rsid="002e6990"/>
    </style:style>
    <style:style style:name="T63" style:family="text">
      <style:text-properties officeooo:rsid="00305dc6"/>
    </style:style>
    <style:style style:name="T64" style:family="text">
      <style:text-properties officeooo:rsid="00353523"/>
    </style:style>
    <style:style style:name="T65" style:family="text">
      <style:text-properties officeooo:rsid="0038c3e1"/>
    </style:style>
    <style:style style:name="T66" style:family="text">
      <style:text-properties officeooo:rsid="0039dd00"/>
    </style:style>
    <style:style style:name="T67" style:family="text">
      <style:text-properties officeooo:rsid="004494ec"/>
    </style:style>
    <style:style style:name="T68" style:family="text">
      <style:text-properties officeooo:rsid="004bae57"/>
    </style:style>
    <style:style style:name="T69" style:family="text">
      <style:text-properties style:font-name="Times New Roman1" fo:font-size="12pt" style:font-size-asian="12pt" style:font-size-complex="12pt"/>
    </style:style>
    <style:style style:name="T70" style:family="text">
      <style:text-properties style:font-name="Times New Roman1" fo:font-size="12pt" officeooo:rsid="0028080f"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BAB I</text:h>
      <text:h text:style-name="P3" text:outline-level="1">PENDAHULUAN</text:h>
      <text:p text:style-name="P6"/>
      <text:p text:style-name="P7">A. Latar Belakang Masalah</text:p>
      <text:p text:style-name="P12"><text:s text:c="4"/><text:tab/>Universitas Banten Jaya (UNBAJA) merupakan salah satu <text:span text:style-name="T67">Perguruan Tinggi Swasta</text:span> yang ada di <text:span text:style-name="T66">k</text:span>ota Serang, Banten. Universitas Banten Jaya secara resmi didirikan tepatnya pada tanggal 2 Agustus 2011 melalui SK Mentri Pendidikan Nasional Republik Indonesia No 158/E/O/2011 yang diselenggarakan oleh Yayasan Banten Jaya Berkarakter. Universitas Banten Jaya dipimpin oleh <text:span text:style-name="T66">r</text:span>ektor Dr. Sudaryono S.S, M.Pd yang memiliki 3 Fakultas dan 11 Program Studi. <text:span text:style-name="T65">Dalam lima tahun terakhir tahun terakhir Universitas Banten Jaya telah berhasil menghasilkan ribuan lulusan yang sudah bekerja di instansi pemerintahan, perusahaan swasta, pabrik, dan instansi lainnya.</text:span></text:p>
      <text:p text:style-name="P15"><text:span text:style-name="T65"><text:s text:c="7"/>S</text:span><text:span text:style-name="T53">alah satu kriteria yang menjadi tolok ukur keberhasilan </text:span><text:span text:style-name="T55">pendidikan yang diselenggarakan </text:span><text:span text:style-name="T53">perguruan tinggi</text:span><text:span text:style-name="T54"> </text:span><text:span text:style-name="T52">adalah tingkat keberhasilan mahasiswa setelah lulus dan berada di dunia kerja. </text:span><text:span text:style-name="T22">Tracer Study</text:span><text:span text:style-name="T52"> dapat digunakan untuk mengetahui keberhasilan proses pendidikan terhadap anak didiknya. </text:span><text:span text:style-name="T56">Berdasarkan wawancara dengan kepala bagian kemahasiswaan Universitas Banten Jaya masalah yang dialami pada saat pendataan alumni adalah masih menggunakan cara konvensional dengan menyebarkan formulir </text:span><text:span text:style-name="T23">tracer study </text:span><text:span text:style-name="T40">kepada lulusan </text:span><text:span text:style-name="T45">pada saat acara wisuda atau ketika sedang berlangsung sebuah </text:span><text:span text:style-name="T28">event </text:span><text:span text:style-name="T45">yang melibatkan alumni</text:span><text:span text:style-name="T40">, </text:span><text:span text:style-name="T45">dan penyebaran informasi masih terbatas dengan grup media sosial</text:span><text:span text:style-name="T40">. </text:span><text:span text:style-name="T46">Dengan sistem </text:span><text:span text:style-name="T41">seperti itu memiliki beberapa </text:span><text:span text:style-name="T46">kelemahan</text:span><text:span text:style-name="T41"> diantaranya </text:span><text:span text:style-name="T46">sulit mendapatkan </text:span><text:span text:style-name="T29">feedback </text:span><text:span text:style-name="T46">dari</text:span><text:span text:style-name="T29"> </text:span><text:span text:style-name="T46">alumni, </text:span><text:span text:style-name="T47">kesulitan untuk memperoleh informasi alumni dan lowongan pekerjaan,</text:span><text:span text:style-name="T41"> respon yang kurang jika melalui </text:span><text:span text:style-name="T45">grup media sosial</text:span><text:span text:style-name="T46"> </text:span><text:span text:style-name="T45">dan tidak terinstegrasi dengan pihak dari lembaga resmi, </text:span><text:span text:style-name="T47">serta</text:span><text:span text:style-name="T41"> rawan kerusakan dan kotor </text:span><text:span text:style-name="T47">pada</text:span><text:span text:style-name="T41"> berkas yang berupa kertas</text:span><text:span text:style-name="T42">.</text:span></text:p>
      <text:p text:style-name="P13"><text:soft-page-break/><text:span text:style-name="T42"><text:s text:c="5"/><text:tab/>Berdasarkan kendala yang didapat pada saat proses pendataan alumni, maka dibuatlah sarana untuk mendapatkan data alumni dengan menggunakan teknologi </text:span><text:span text:style-name="T25">website</text:span><text:span text:style-name="T24">. </text:span><text:span text:style-name="T42">Dengan teknologi </text:span><text:span text:style-name="T25">website </text:span><text:span text:style-name="T42"><text:s/>pendataan alumni akan lebih mudah, murah, mempersingkat waktu, dan pengelolaan data yang lebih terorganisir dibandingkan dengan sistem yang masih menggunakan cara konvensional yang belum terorganisir dengan baik. </text:span><text:span text:style-name="T43">Penggunaan website untuk mendapatkan data alumni juga harus diuji kelayakanya agar sistem dapat digunakan secara layak oleh pengguna. Ada beberapa cara metode pengujian </text:span><text:span text:style-name="T26">software </text:span><text:span text:style-name="T43">dalam menetapkan kelayakan suatu software, dalam hal ini penulisan menggunakan metode ISO 9126 dan menggunakan metode </text:span><text:span text:style-name="T26">waterfall</text:span><text:span text:style-name="T43"> dalam pengembangan sistemnya.</text:span></text:p>
      <text:p text:style-name="P14"><text:span text:style-name="T43"><text:tab/>Berdasarkan uraian diatas penulis akan membuat skripsi dengan judul “</text:span><text:span text:style-name="T50">Sistem Infor</text:span><text:span text:style-name="T51">m</text:span><text:span text:style-name="T50">asi </text:span><text:span text:style-name="T39">Tracer Study</text:span><text:span text:style-name="T50"> Pada Universitas Banten jaya</text:span><text:span text:style-name="T43">” </text:span><text:span text:style-name="T44">dengan menggunakan bahasa pemrogramman PHP, </text:span><text:span text:style-name="T27">codeigniter </text:span><text:span text:style-name="T44">sebagai framework dan </text:span><text:span text:style-name="T27">MySQL </text:span><text:span text:style-name="T44">sebagai basis data.</text:span></text:p>
      <text:p text:style-name="P8">B. Identifikasi Masalah </text:p>
      <text:p text:style-name="P11"><text:tab/>Berdasarkan uraian latar belakang masalah tersebut, maka dapat di identifikasi beberapa masalah sebagai berikut :</text:p>
      <text:list xml:id="list1363028813" text:style-name="WWNum9">
        <text:list-item>
          <text:p text:style-name="P18"><text:span text:style-name="T57">Proses </text:span><text:span text:style-name="T30">Tracer Study</text:span><text:span text:style-name="T57"> belum maksimal hasilnya, karena </text:span><text:span text:style-name="T58">i</text:span><text:span text:style-name="T57">nstrumen belum terintegrasi dalam </text:span><text:span text:style-name="T58">s</text:span><text:span text:style-name="T57">istem yang berbasis </text:span><text:span text:style-name="T58">k</text:span><text:span text:style-name="T57">omputer.</text:span></text:p>
        </text:list-item>
        <text:list-item>
          <text:p text:style-name="P19"><text:span text:style-name="T34">Feedback</text:span> dari lulusan kesulitan dalam memperolehnya, dan belum bisa terdistribusi secara <text:span text:style-name="T64">t</text:span>ransparan.</text:p>
        </text:list-item>
        <text:list-item>
          <text:p text:style-name="P20"><text:span text:style-name="T67">Informasi lowongan pekerjaan belum terpusat dengan website resmi lembaga</text:span>.</text:p>
        </text:list-item>
      </text:list>
      <text:p text:style-name="P6">C. <text:span text:style-name="T62">B</text:span>atasan Masalah</text:p>
      <text:p text:style-name="P16"><text:tab/>Dari latar belakang yang ditulis, maka penulis menentukan batasan masalah sebagai berikut :</text:p>
      <text:list xml:id="list2771871644" text:style-name="WWNum10">
        <text:list-item>
          <text:p text:style-name="P24"><text:span text:style-name="T52">Aplikasi </text:span><text:span text:style-name="T21">Tracer Study </text:span><text:span text:style-name="T52">dibangun hanya dikhususkan bagi alumni mahasiswa Universitas Banten Jaya.</text:span></text:p>
        </text:list-item>
        <text:list-item>
          <text:p text:style-name="P22"><text:soft-page-break/><text:span text:style-name="T52">Aplikasi ini menghasilkan laporan dari </text:span><text:span text:style-name="T31">T</text:span><text:span text:style-name="T21">racer </text:span><text:span text:style-name="T32">S</text:span><text:span text:style-name="T21">tudy </text:span><text:span text:style-name="T52">alumni sesuai dengan format yang ditentukan berupa tabel dan grafik.</text:span></text:p>
        </text:list-item>
        <text:list-item>
          <text:p text:style-name="P22">Masalah yang dibahas hanya mengenai pendataan alumni <text:span text:style-name="T60">dan informasi lowongan pekerjaan</text:span> <text:span text:style-name="T60">bagi alumni Univeristas Banten Jaya.</text:span></text:p>
        </text:list-item>
        <text:list-item>
          <text:p text:style-name="P21"><text:span text:style-name="halaman_20_bab"><text:span text:style-name="T4">Aplikasi ini dibangun menggunakan </text:span></text:span><text:span text:style-name="halaman_20_bab"><text:span text:style-name="T5">Framework Codeigniter versi 3.1.9</text:span></text:span><text:span text:style-name="halaman_20_bab"><text:span text:style-name="T4"> dan databasenya menggunakan MySQLi.</text:span></text:span></text:p>
        </text:list-item>
      </text:list>
      <text:p text:style-name="P5">D. <text:span text:style-name="T62">R</text:span>umusan masalah</text:p>
      <text:p text:style-name="P16"><text:tab/>Dari identifikasi masalah tersebut, maka dapat dirumuskan beberapa permasalahannya diantarannya :</text:p>
      <text:list xml:id="list822618366" text:style-name="WWNum11">
        <text:list-item>
          <text:p text:style-name="P25"><text:span text:style-name="T52">Bagaimana </text:span><text:span text:style-name="T59">memaksimalkan hasil dari </text:span><text:span text:style-name="T33">tracer study</text:span><text:span text:style-name="T52">?</text:span></text:p>
        </text:list-item>
        <text:list-item>
          <text:p text:style-name="P23">Bagaimana <text:span text:style-name="T68">mempermudah dalam mendapatkan </text:span><text:span text:style-name="T38">feedback </text:span><text:span text:style-name="T49">yang akurat</text:span><text:span text:style-name="T38"> </text:span><text:span text:style-name="T49">dari alumni</text:span><text:span text:style-name="T48"> </text:span>?</text:p>
        </text:list-item>
        <text:list-item>
          <text:p text:style-name="P23">Bagaimana <text:span text:style-name="T68">informasi lowongan pekerjaan bisa terintegrasi dengan </text:span><text:span text:style-name="T38">website</text:span><text:span text:style-name="T68"> universitas</text:span> ?</text:p>
        </text:list-item>
      </text:list>
      <text:p text:style-name="P5">E. <text:span text:style-name="T6">Tujuan dan</text:span> M<text:span text:style-name="T1">a</text:span>nfaat Penelitian</text:p>
      <text:list xml:id="list4052492157" text:style-name="WWNum12">
        <text:list-item>
          <text:p text:style-name="P9">Tujuan Penelitian</text:p>
        </text:list-item>
      </text:list>
      <text:p text:style-name="P31"><text:s text:c="8"/>Berdasarkan batasan masalah diatas, maka tujuan dari penelitian ini adalah <text:s/>:</text:p>
      <text:list xml:id="list773238531" text:style-name="WWNum13">
        <text:list-item>
          <text:p text:style-name="P29"><text:span text:style-name="T52">Membangun sistem informasi </text:span><text:span text:style-name="T32">Tracer Study</text:span><text:span text:style-name="T52"> atau penelusuran alumni Universitas Banten Jaya berbasis untuk para alumni.</text:span></text:p>
        </text:list-item>
        <text:list-item>
          <text:p text:style-name="P26">Membangun sistem yang dapat mempermudah kampus untuk memperoleh <text:span text:style-name="T63">informasi</text:span> alumni yang sudah berada di dunia kerja.</text:p>
        </text:list-item>
        <text:list-item>
          <text:p text:style-name="P26"><text:span text:style-name="T52">Pihak kampus mendapatkan </text:span><text:span text:style-name="T21">feedback </text:span><text:span text:style-name="T52">dari para alumni yang sudah berada di dunia kerja.</text:span></text:p>
        </text:list-item>
      </text:list>
      <text:list xml:id="list212315287278563" text:continue-list="list4052492157" text:style-name="WWNum12">
        <text:list-item>
          <text:p text:style-name="P10">Manfaat Penelitian</text:p>
        </text:list-item>
      </text:list>
      <text:p text:style-name="P31"><text:s text:c="7"/>Penelitian ini diharapkan dapat bermanfaat bagi semua orang yang membutuhkannya. Adapaun manfaat penelitian yang dimaksud adalah sebagai berikut <text:s/>:</text:p>
      <text:list xml:id="list2912217713" text:style-name="WWNum14">
        <text:list-item>
          <text:p text:style-name="P30">Sebagai sarana informasi mengenai penelusuran alumni yang ada pada Universitas Banten Jaya.</text:p>
        </text:list-item>
        <text:list-item>
          <text:p text:style-name="P27"><text:soft-page-break/><text:span text:style-name="T52">Sistem Informasi </text:span><text:span text:style-name="T21">Tracer Study </text:span><text:span text:style-name="T52">diharapkan dapat membantu pihak kampus dalam melakukan pengumpulan data alumni, pengelolaan dan penelusuran data alumni.</text:span></text:p>
        </text:list-item>
        <text:list-item>
          <text:p text:style-name="P27">Sebagai sarana untuk mengetahui gambaran profil, kinerja dan lokasi kerja alumni.</text:p>
        </text:list-item>
        <text:list-item>
          <text:p text:style-name="P28">Sebagai masukan kepada program studi untuk menyesuaikan kurikulum pendidikan <text:span text:style-name="T63">dengan</text:span> dunia pekerjaan.</text:p>
        </text:list-item>
      </text:list>
      <text:p text:style-name="P5">F. Sistematika Penulisan</text:p>
      <text:p text:style-name="P17"><text:tab/>Adapun sistematika penelitian penulisan laporan proposal skripsi ini di uraikan menjadi lima bab yaitu :</text:p>
      <text:p text:style-name="P36">BAB <text:span text:style-name="T20">I</text:span> Pendahuluan</text:p>
      <text:p text:style-name="P33"><text:tab/>Pada bab ini menjelaskan latar belakang masalah, identifikasi masalah, rumusan masalah, batasan masalah, tujuan dan manfaat penelitian, metodologi penelitian, dan sistematika penulisan.</text:p>
      <text:p text:style-name="P35">BAB II Deskripisi Teoritik dan Kerangka Berpikir</text:p>
      <text:p text:style-name="P34"><text:span text:style-name="T52"><text:tab/>Pada bab ini menjelaskan teori-teori yang berhubungan dengan topik dan digunakan dalam pembahasan Proposal / Skripsi. Menjelaskan secara ringkas penelitian sebelumnya, terutama jurnal dengan minimal 5 judul yang telah di </text:span><text:span text:style-name="T21">publish</text:span><text:span text:style-name="T52">. Di dalam kerangka berpikir dijelaskan tentang teori-teori dari tema dan menghubungkan keterkaitan antara teori satu dengan lainnya. </text:span></text:p>
      <text:p text:style-name="P35">BAB III Analisis Sistem</text:p>
      <text:p text:style-name="P33"><text:tab/>Bab ini menjelaskan lebih detail tentang metode-metode yang digunakan penulis dengan melakukan pengumpulan data maupun pengembangan sistem yang dilakukan dengan penelitian ini.</text:p>
      <text:p text:style-name="P35">BAB IV Rancangan dan Implementasi Sistem</text:p>
      <text:p text:style-name="P34"><text:tab/>Pada bab ini menjelaskan mengenai hasil dan perancangan sistem yang terdapat dalam penyusunan skripsi.</text:p>
      <text:p text:style-name="P35">BAB V Penutup</text:p>
      <text:p text:style-name="P33"><text:soft-page-break/><text:tab/>Bab ini merupakan bab terakhir dalam penulisan skripsi yang berisi tentang hasil dari kesimpulan berdasarkan analisa dan desain sitem yang telah dilakukan. Bab ini juga berisi saran secara keseluruhan sehingga sistem yang telah dibuat dapat dikembangkan menjadi sistem yang lebih ba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isi_20_A" style:display-name="sub judul isi A" style:family="paragraph" style:master-page-name="">
      <loext:graphic-properties draw:fill="none" draw:fill-color="#729fcf"/>
      <style:paragraph-properties fo:margin-left="0.499cm" fo:margin-right="0cm" fo:line-height="150%" fo:text-align="justify" style:justify-single-word="false" fo:text-indent="0cm" style:auto-text-indent="false" style:page-number="auto" fo:background-color="transparent">
        <style:tab-stops/>
      </style:paragraph-properties>
      <style:text-properties style:font-name="Times New Roman" fo:font-family="'Times New Roman'" style:font-style-name="Regular" style:font-family-generic="roman" style:font-pitch="variable"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_20_A." style:display-name="sub judul A." style:family="paragraph" style:master-page-name="">
      <style:paragraph-properties fo:line-height="150%" fo:text-align="justify" style:justify-single-word="false" style:page-number="auto"/>
      <style:text-properties fo:font-weight="bold" style:font-size-asian="10.5pt"/>
    </style:style>
    <style:style style:name="List_20_Paragraph1" style:display-name="List Paragraph1" style:family="paragraph" style:parent-style-name="Standard" style:default-outline-level="">
      <style:paragraph-properties fo:margin-left="1.27cm" fo:margin-right="0cm" fo:margin-top="0cm" fo:margin-bottom="0.353cm" loext:contextual-spacing="true" fo:text-indent="0cm" style:auto-text-indent="false"/>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umbering_20_Symbols" style:display-name="Numbering Symbols" style:family="text"/>
    <style:style style:name="halaman_20_bab" style:display-name="halaman bab"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Numbering_20_Symbols" style:num-prefix="E." style:num-format="1">
        <style:list-level-properties text:list-level-position-and-space-mode="label-alignment">
          <style:list-level-label-alignment text:label-followed-by="listtab" fo:text-indent="-0.635cm" fo:margin-left="1.88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4.001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1</text:page-number></text:p>
      </style:footer>
    </style:master-page>
    <style:master-page style:name="Halaman_20_ISI" style:display-name="Halaman ISI" style:page-layout-name="Mpm3">
      <style:header>
        <text:p text:style-name="MP2"><text:page-number text:select-page="current">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4:16:17.287895911</meta:creation-date>
    <dc:date>2019-07-13T21:23:14.685000000</dc:date>
    <meta:editing-duration>P1DT6H57M25S</meta:editing-duration>
    <meta:editing-cycles>42</meta:editing-cycles>
    <meta:generator>LibreOffice/6.0.4.2$Windows_X86_64 LibreOffice_project/9b0d9b32d5dcda91d2f1a96dc04c645c450872bf</meta:generator>
    <meta:print-date>2019-05-03T11:20:20.505000000</meta:print-date>
    <meta:document-statistic meta:table-count="0" meta:image-count="0" meta:object-count="0" meta:page-count="5" meta:paragraph-count="49" meta:word-count="865" meta:character-count="6452" meta:non-whitespace-character-count="5607"/>
  </office:meta>
</office:document-meta>
</file>